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type in player nam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replace alert/prompt with pretty message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itional messages for misbehaving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7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9"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9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10">
          <table:table-cell table:style-name="ce36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2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table:number-columns-repeated="3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04:10:50.568721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26T04:13:12.942490665</dc:date>
    <meta:editing-duration>P1DT23H8M31S</meta:editing-duration>
    <meta:editing-cycles>83</meta:editing-cycles>
    <meta:document-statistic meta:table-count="1" meta:cell-count="120" meta:object-count="0"/>
  </office:meta>
</office:document-meta>
</file>